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d8d2a65519678b33927fcb66347d0fd2" style:family="table-column">
      <style:table-column-properties fo:break-before="auto" style:use-optimal-column-width="false" style:column-width="6cm"/>
    </style:style>
    <style:style style:name="odsStyleTableColumn-1847400c463875bfa5092c2608edd953" style:family="table-column">
      <style:table-column-properties fo:break-before="auto" style:use-optimal-column-width="false" style:column-width="5cm"/>
    </style:style>
    <style:style style:name="odsStyleTableColumn-0391fde1ced710936c0086375932b4f0" style:family="table-column">
      <style:table-column-properties fo:break-before="auto" style:use-optimal-column-width="false" style:column-width="3cm"/>
    </style:style>
    <style:style style:name="odsStyleTableCell-45b297b5bc95b1c3c4731e9d35a08e79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a51954429c853495b495fdf2a53d87a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2e878f96fee0bfc5c9c9b59e18f34644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c3f2c2c7cf3d62ba6f10681e2a4df44e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  <style:style style:name="odsStyleTableCell-67064277dce83ee229a936bc1aef428b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d8d2a65519678b33927fcb66347d0fd2" table:default-cell-style-name="Default"/>
        <table:table-column table:style-name="odsStyleTableColumn-1847400c463875bfa5092c2608edd953" table:default-cell-style-name="Default"/>
        <table:table-column table:style-name="odsStyleTableColumn-0391fde1ced710936c0086375932b4f0" table:default-cell-style-name="Default"/>
        <table:table-column table:style-name="odsStyleTableColumn-0391fde1ced710936c0086375932b4f0" table:default-cell-style-name="Default"/>
        <table:table-column table:style-name="odsStyleTableColumn-0391fde1ced710936c0086375932b4f0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45b297b5bc95b1c3c4731e9d35a08e79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a51954429c853495b495fdf2a53d87a7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a51954429c853495b495fdf2a53d87a7" table:number-columns-spanned="5" table:number-rows-spanned="1" office:value-type="string">
            <text:p>TABLA No. 0-24</text:p>
          </table:table-cell>
          <table:covered-table-cell table:number-columns-repeated="4"/>
        </table:table-row>
        <table:table-row table:style-name="ro1">
          <table:table-cell table:style-name="odsStyleTableCell-a51954429c853495b495fdf2a53d87a7" table:number-columns-spanned="5" table:number-rows-spanned="1" office:value-type="string">
            <text:p/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a51954429c853495b495fdf2a53d87a7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2e878f96fee0bfc5c9c9b59e18f34644" office:value-type="string">
            <text:p>PAIS</text:p>
          </table:table-cell>
          <table:table-cell table:style-name="odsStyleTableCell-2e878f96fee0bfc5c9c9b59e18f34644" office:value-type="string">
            <text:p>UNIDAD MONETARIA</text:p>
          </table:table-cell>
          <table:table-cell table:style-name="odsStyleTableCell-2e878f96fee0bfc5c9c9b59e18f34644" office:value-type="string">
            <text:p>MONEDA</text:p>
          </table:table-cell>
          <table:table-cell table:style-name="odsStyleTableCell-2e878f96fee0bfc5c9c9b59e18f34644" office:value-type="string">
            <text:p>TIPO DE CAMBIO EN Bs POR UNIDAD DE MONEDA EXTRANJERA</text:p>
          </table:table-cell>
          <table:table-cell table:style-name="odsStyleTableCell-2e878f96fee0bfc5c9c9b59e18f34644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a51954429c853495b495fdf2a53d87a7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2e878f96fee0bfc5c9c9b59e18f34644" office:value-type="string">
            <text:p> </text:p>
          </table:table-cell>
          <table:table-cell table:style-name="odsStyleTableCell-2e878f96fee0bfc5c9c9b59e18f34644" office:value-type="string">
            <text:p>UNIDAD MONETARIA</text:p>
          </table:table-cell>
          <table:table-cell table:style-name="odsStyleTableCell-2e878f96fee0bfc5c9c9b59e18f34644" office:value-type="string">
            <text:p>MONEDA</text:p>
          </table:table-cell>
          <table:table-cell table:style-name="odsStyleTableCell-2e878f96fee0bfc5c9c9b59e18f34644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a51954429c853495b495fdf2a53d87a7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2e878f96fee0bfc5c9c9b59e18f34644" office:value-type="string">
            <text:p> </text:p>
          </table:table-cell>
        </table:table-row>
        <table:table-row table:style-name="ro1">
          <table:table-cell table:style-name="odsStyleTableCell-c3f2c2c7cf3d62ba6f10681e2a4df44e" office:value-type="string">
            <text:p>TASA LIBOR(USD)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7064277dce83ee229a936bc1aef428b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00</meta:creation-date>
    <meta:generator>ods générator</meta:generator>
    <dc:date>2024-10-15T21:15:00</dc:date>
    <meta:editing-duration>PT1S</meta:editing-duration>
    <meta:editing-cycles>1</meta:editing-cycles>
    <meta:document-statistic meta:table-count="1" meta:cell-count="4" meta:object-count="0"/>
  </office:meta>
</office:document-meta>
</file>